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/text:span><text:span text:style-name="T17"><text:s/></text:span><text:span text:style-name="T13"><text:s text:c="2"/>0,</text:span><text:span text:style-name="T8">1</text:span><text:span text:style-name="T13"> мкЗв/ч</text:span><text:span text:style-name="T17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7672616785386845174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3592423763231486089" text:style-name="WW8Num2">
        <text:list-item>
          <text:p text:style-name="P47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779308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774822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97</text:p>
          </table:table-cell>
          <table:table-cell table:style-name="Table1.A3" office:value-type="string">
            <text:p text:style-name="P13">0,80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6,90 <text:span text:style-name="T28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3,10 <text:span text:style-name="T28">мкЗв/ч</text:span></text:p>
          </table:table-cell>
          <table:table-cell table:style-name="Table1.A3" office:value-type="string">
            <text:p text:style-name="P13">73,00 <text:span text:style-name="T28">мкЗв/ч</text:span></text:p>
          </table:table-cell>
          <table:table-cell table:style-name="Table1.A3" office:value-type="string">
            <text:p text:style-name="P13">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8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4</text:p>
          </table:table-cell>
          <table:table-cell table:style-name="Table2.A2" office:value-type="string">
            <text:p text:style-name="P15">1043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0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7:54.97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1"/>
    <meta:user-defined meta:name="MTWinEqns" meta:value-type="boolean">true</meta:user-defined>
  </office:meta>
</office:document-meta>
</file>